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31mm" fo:break-before="auto" style:use-optimal-row-height="false"/>
    </style:style>
    <style:style style:name="ro6" style:family="table-row">
      <style:table-row-properties style:row-height="5.04mm" fo:break-before="page" style:use-optimal-row-height="false"/>
    </style:style>
    <style:style style:name="ro7" style:family="table-row">
      <style:table-row-properties style:row-height="5.04mm" fo:break-before="auto" style:use-optimal-row-height="fals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3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註</text:p>
              <text:p/>
              <text:p>銷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91775" calcext:value-type="float">
            <text:p>91,775</text:p>
          </table:table-cell>
          <table:table-cell table:style-name="ce38" table:formula="of:=SUM([.D10];[.D88];[.D91];)" office:value-type="float" office:value="6536" calcext:value-type="float">
            <text:p>6,536</text:p>
          </table:table-cell>
          <table:table-cell table:style-name="ce38" table:formula="of:=SUM([.E10];[.E88];[.E91];)" office:value-type="float" office:value="5996" calcext:value-type="float">
            <text:p>5,996</text:p>
          </table:table-cell>
          <table:table-cell table:style-name="ce38" table:formula="of:=SUM([.F10];[.F88];[.F91];)" office:value-type="float" office:value="3137" calcext:value-type="float">
            <text:p>3,137</text:p>
          </table:table-cell>
          <table:table-cell table:style-name="ce38" table:formula="of:=SUM([.G10];[.G88];[.G91];)" office:value-type="float" office:value="8834" calcext:value-type="float">
            <text:p>8,834</text:p>
          </table:table-cell>
          <table:table-cell table:style-name="ce38" table:formula="of:=SUM([.H10];[.H88];[.H91];)" office:value-type="float" office:value="227" calcext:value-type="float">
            <text:p>227</text:p>
          </table:table-cell>
          <table:table-cell table:style-name="ce38" table:formula="of:=SUM([.I10];[.I88];[.I91];)" office:value-type="float" office:value="0" calcext:value-type="float">
            <text:p>-</text:p>
          </table:table-cell>
          <table:table-cell table:style-name="ce38" table:formula="of:=SUM([.J10];[.J88];[.J91];)" office:value-type="float" office:value="26707" calcext:value-type="float">
            <text:p>26,707</text:p>
          </table:table-cell>
          <table:table-cell table:style-name="ce38" table:formula="of:=SUM([.K10];[.K88];[.K91];)" office:value-type="float" office:value="38676" calcext:value-type="float">
            <text:p>38,676</text:p>
          </table:table-cell>
          <table:table-cell table:style-name="ce38" table:formula="of:=SUM([.L10];[.L88];[.L91];)" office:value-type="float" office:value="1654" calcext:value-type="float">
            <text:p>1,654</text:p>
          </table:table-cell>
          <table:table-cell table:style-name="ce38" table:formula="of:=SUM([.M10];[.M88];[.M91];)" office:value-type="float" office:value="8" calcext:value-type="float">
            <text:p>8</text:p>
          </table:table-cell>
          <table:table-cell table:style-name="ce38" table:formula="of:=SUM([.N10];[.N88];[.N91];)" office:value-type="float" office:value="89333" calcext:value-type="float">
            <text:p>89,333</text:p>
          </table:table-cell>
          <table:table-cell table:style-name="ce38" table:formula="of:=SUM([.O10];[.O88];[.O91];)" office:value-type="float" office:value="5709" calcext:value-type="float">
            <text:p>5,709</text:p>
          </table:table-cell>
          <table:table-cell table:style-name="ce38" table:formula="of:=SUM([.P10];[.P88];[.P91];)" office:value-type="float" office:value="5496" calcext:value-type="float">
            <text:p>5,496</text:p>
          </table:table-cell>
          <table:table-cell table:style-name="ce38" table:formula="of:=SUM([.Q10];[.Q88];[.Q91];)" office:value-type="float" office:value="3285" calcext:value-type="float">
            <text:p>3,285</text:p>
          </table:table-cell>
          <table:table-cell table:style-name="ce38" table:formula="of:=SUM([.R10];[.R88];[.R91];)" office:value-type="float" office:value="8934" calcext:value-type="float">
            <text:p>8,934</text:p>
          </table:table-cell>
          <table:table-cell table:style-name="ce38" table:formula="of:=SUM([.S10];[.S88];[.S91];)" office:value-type="float" office:value="476" calcext:value-type="float">
            <text:p>476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26705" calcext:value-type="float">
            <text:p>26,705</text:p>
          </table:table-cell>
          <table:table-cell table:style-name="ce38" table:formula="of:=SUM([.V10];[.V88];[.V91];)" office:value-type="float" office:value="38679" calcext:value-type="float">
            <text:p>38,679</text:p>
          </table:table-cell>
          <table:table-cell table:style-name="ce38" table:formula="of:=SUM([.W10];[.W88];[.W91];)" office:value-type="float" office:value="4" calcext:value-type="float">
            <text:p>4</text:p>
          </table:table-cell>
          <table:table-cell table:style-name="ce55" table:formula="of:=SUM([.X10];[.X88];[.X91];)" office:value-type="float" office:value="45" calcext:value-type="float">
            <text:p>45</text:p>
          </table:table-cell>
          <table:table-cell table:style-name="ce65" table:formula="of:=[.C7]-[.N7]" office:value-type="float" office:value="2442" calcext:value-type="float">
            <text:p>2,442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1320" calcext:value-type="float">
            <text:p>41,320</text:p>
          </table:table-cell>
          <table:table-cell table:style-name="ce39" table:formula="of:=SUM([.D11];[.D89];[.D92];)" office:value-type="float" office:value="2934" calcext:value-type="float">
            <text:p>2,934</text:p>
          </table:table-cell>
          <table:table-cell table:style-name="ce39" table:formula="of:=SUM([.E11];[.E89];[.E92];)" office:value-type="float" office:value="2831" calcext:value-type="float">
            <text:p>2,831</text:p>
          </table:table-cell>
          <table:table-cell table:style-name="ce39" table:formula="of:=SUM([.F11];[.F89];[.F92];)" office:value-type="float" office:value="1425" calcext:value-type="float">
            <text:p>1,425</text:p>
          </table:table-cell>
          <table:table-cell table:style-name="ce39" table:formula="of:=SUM([.G11];[.G89];[.G92];)" office:value-type="float" office:value="4093" calcext:value-type="float">
            <text:p>4,093</text:p>
          </table:table-cell>
          <table:table-cell table:style-name="ce39" table:formula="of:=SUM([.H11];[.H89];[.H92];)" office:value-type="float" office:value="132" calcext:value-type="float">
            <text:p>132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12021" calcext:value-type="float">
            <text:p>12,021</text:p>
          </table:table-cell>
          <table:table-cell table:style-name="ce39" table:formula="of:=SUM([.K11];[.K89];[.K92];)" office:value-type="float" office:value="17543" calcext:value-type="float">
            <text:p>17,543</text:p>
          </table:table-cell>
          <table:table-cell table:style-name="ce39" table:formula="of:=SUM([.L11];[.L89];[.L92];)" office:value-type="float" office:value="339" calcext:value-type="float">
            <text:p>339</text:p>
          </table:table-cell>
          <table:table-cell table:style-name="ce39" table:formula="of:=SUM([.M11];[.M89];[.M92];)" office:value-type="float" office:value="2" calcext:value-type="float">
            <text:p>2</text:p>
          </table:table-cell>
          <table:table-cell table:style-name="ce39" table:formula="of:=SUM([.N11];[.N89];[.N92];)" office:value-type="float" office:value="40891" calcext:value-type="float">
            <text:p>40,891</text:p>
          </table:table-cell>
          <table:table-cell table:style-name="ce39" table:formula="of:=SUM([.O11];[.O89];[.O92];)" office:value-type="float" office:value="2822" calcext:value-type="float">
            <text:p>2,822</text:p>
          </table:table-cell>
          <table:table-cell table:style-name="ce39" table:formula="of:=SUM([.P11];[.P89];[.P92];)" office:value-type="float" office:value="2524" calcext:value-type="float">
            <text:p>2,524</text:p>
          </table:table-cell>
          <table:table-cell table:style-name="ce39" table:formula="of:=SUM([.Q11];[.Q89];[.Q92];)" office:value-type="float" office:value="1483" calcext:value-type="float">
            <text:p>1,483</text:p>
          </table:table-cell>
          <table:table-cell table:style-name="ce39" table:formula="of:=SUM([.R11];[.R89];[.R92];)" office:value-type="float" office:value="4187" calcext:value-type="float">
            <text:p>4,187</text:p>
          </table:table-cell>
          <table:table-cell table:style-name="ce39" table:formula="of:=SUM([.S11];[.S89];[.S92];)" office:value-type="float" office:value="284" calcext:value-type="float">
            <text:p>284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2021" calcext:value-type="float">
            <text:p>12,021</text:p>
          </table:table-cell>
          <table:table-cell table:style-name="ce39" table:formula="of:=SUM([.V11];[.V89];[.V92];)" office:value-type="float" office:value="17545" calcext:value-type="float">
            <text:p>17,545</text:p>
          </table:table-cell>
          <table:table-cell table:style-name="ce39" table:formula="of:=SUM([.W11];[.W89];[.W92];)" office:value-type="float" office:value="3" calcext:value-type="float">
            <text:p>3</text:p>
          </table:table-cell>
          <table:table-cell table:style-name="ce56" table:formula="of:=SUM([.X11];[.X89];[.X92];)" office:value-type="float" office:value="22" calcext:value-type="float">
            <text:p>22</text:p>
          </table:table-cell>
          <table:table-cell table:style-name="ce66" table:formula="of:=[.C8]-[.N8]" office:value-type="float" office:value="429" calcext:value-type="float">
            <text:p>429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0455" calcext:value-type="float">
            <text:p>50,455</text:p>
          </table:table-cell>
          <table:table-cell table:style-name="ce40" table:formula="of:=SUM([.D12];[.D90];[.D93];)" office:value-type="float" office:value="3602" calcext:value-type="float">
            <text:p>3,602</text:p>
          </table:table-cell>
          <table:table-cell table:style-name="ce40" table:formula="of:=SUM([.E12];[.E90];[.E93];)" office:value-type="float" office:value="3165" calcext:value-type="float">
            <text:p>3,165</text:p>
          </table:table-cell>
          <table:table-cell table:style-name="ce40" table:formula="of:=SUM([.F12];[.F90];[.F93];)" office:value-type="float" office:value="1712" calcext:value-type="float">
            <text:p>1,712</text:p>
          </table:table-cell>
          <table:table-cell table:style-name="ce40" table:formula="of:=SUM([.G12];[.G90];[.G93];)" office:value-type="float" office:value="4741" calcext:value-type="float">
            <text:p>4,741</text:p>
          </table:table-cell>
          <table:table-cell table:style-name="ce40" table:formula="of:=SUM([.H12];[.H90];[.H93];)" office:value-type="float" office:value="95" calcext:value-type="float">
            <text:p>95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4686" calcext:value-type="float">
            <text:p>14,686</text:p>
          </table:table-cell>
          <table:table-cell table:style-name="ce40" table:formula="of:=SUM([.K12];[.K90];[.K93];)" office:value-type="float" office:value="21133" calcext:value-type="float">
            <text:p>21,133</text:p>
          </table:table-cell>
          <table:table-cell table:style-name="ce40" table:formula="of:=SUM([.L12];[.L90];[.L93];)" office:value-type="float" office:value="1315" calcext:value-type="float">
            <text:p>1,315</text:p>
          </table:table-cell>
          <table:table-cell table:style-name="ce40" table:formula="of:=SUM([.M12];[.M90];[.M93];)" office:value-type="float" office:value="6" calcext:value-type="float">
            <text:p>6</text:p>
          </table:table-cell>
          <table:table-cell table:style-name="ce40" table:formula="of:=SUM([.N12];[.N90];[.N93];)" office:value-type="float" office:value="48442" calcext:value-type="float">
            <text:p>48,442</text:p>
          </table:table-cell>
          <table:table-cell table:style-name="ce40" table:formula="of:=SUM([.O12];[.O90];[.O93];)" office:value-type="float" office:value="2887" calcext:value-type="float">
            <text:p>2,887</text:p>
          </table:table-cell>
          <table:table-cell table:style-name="ce40" table:formula="of:=SUM([.P12];[.P90];[.P93];)" office:value-type="float" office:value="2972" calcext:value-type="float">
            <text:p>2,972</text:p>
          </table:table-cell>
          <table:table-cell table:style-name="ce40" table:formula="of:=SUM([.Q12];[.Q90];[.Q93];)" office:value-type="float" office:value="1802" calcext:value-type="float">
            <text:p>1,802</text:p>
          </table:table-cell>
          <table:table-cell table:style-name="ce40" table:formula="of:=SUM([.R12];[.R90];[.R93];)" office:value-type="float" office:value="4747" calcext:value-type="float">
            <text:p>4,747</text:p>
          </table:table-cell>
          <table:table-cell table:style-name="ce40" table:formula="of:=SUM([.S12];[.S90];[.S93];)" office:value-type="float" office:value="192" calcext:value-type="float">
            <text:p>192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4684" calcext:value-type="float">
            <text:p>14,684</text:p>
          </table:table-cell>
          <table:table-cell table:style-name="ce40" table:formula="of:=SUM([.V12];[.V90];[.V93];)" office:value-type="float" office:value="21134" calcext:value-type="float">
            <text:p>21,134</text:p>
          </table:table-cell>
          <table:table-cell table:style-name="ce40" table:formula="of:=SUM([.W12];[.W90];[.W93];)" office:value-type="float" office:value="1" calcext:value-type="float">
            <text:p>1</text:p>
          </table:table-cell>
          <table:table-cell table:style-name="ce57" table:formula="of:=SUM([.X12];[.X90];[.X93];)" office:value-type="float" office:value="23" calcext:value-type="float">
            <text:p>23</text:p>
          </table:table-cell>
          <table:table-cell table:style-name="ce67" table:formula="of:=[.C9]-[.N9]" office:value-type="float" office:value="2013" calcext:value-type="float">
            <text:p>2,013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91154" calcext:value-type="float">
            <text:p>91,154</text:p>
          </table:table-cell>
          <table:table-cell table:style-name="ce38" table:formula="of:=SUM([.D13];[.D79];[.D82])" office:value-type="float" office:value="6533" calcext:value-type="float">
            <text:p>6,533</text:p>
          </table:table-cell>
          <table:table-cell table:style-name="ce38" table:formula="of:=SUM([.E13];[.E79];[.E82])" office:value-type="float" office:value="5952" calcext:value-type="float">
            <text:p>5,952</text:p>
          </table:table-cell>
          <table:table-cell table:style-name="ce38" table:formula="of:=SUM([.F13];[.F79];[.F82])" office:value-type="float" office:value="3106" calcext:value-type="float">
            <text:p>3,106</text:p>
          </table:table-cell>
          <table:table-cell table:style-name="ce38" table:formula="of:=SUM([.G13];[.G79];[.G82])" office:value-type="float" office:value="8433" calcext:value-type="float">
            <text:p>8,433</text:p>
          </table:table-cell>
          <table:table-cell table:style-name="ce38" table:formula="of:=SUM([.H13];[.H79];[.H82])" office:value-type="float" office:value="227" calcext:value-type="float">
            <text:p>227</text:p>
          </table:table-cell>
          <table:table-cell table:style-name="ce38" table:formula="of:=SUM([.I13];[.I79];[.I82])" office:value-type="float" office:value="0" calcext:value-type="float">
            <text:p>-</text:p>
          </table:table-cell>
          <table:table-cell table:style-name="ce38" table:formula="of:=SUM([.J13];[.J79];[.J82])" office:value-type="float" office:value="26704" calcext:value-type="float">
            <text:p>26,704</text:p>
          </table:table-cell>
          <table:table-cell table:style-name="ce38" table:formula="of:=SUM([.K13];[.K79];[.K82])" office:value-type="float" office:value="38545" calcext:value-type="float">
            <text:p>38,545</text:p>
          </table:table-cell>
          <table:table-cell table:style-name="ce38" table:formula="of:=SUM([.L13];[.L79];[.L82])" office:value-type="float" office:value="1646" calcext:value-type="float">
            <text:p>1,646</text:p>
          </table:table-cell>
          <table:table-cell table:style-name="ce38" table:formula="of:=SUM([.M13];[.M79];[.M82])" office:value-type="float" office:value="8" calcext:value-type="float">
            <text:p>8</text:p>
          </table:table-cell>
          <table:table-cell table:style-name="ce38" table:formula="of:=SUM([.N13];[.N79];[.N82])" office:value-type="float" office:value="88963" calcext:value-type="float">
            <text:p>88,963</text:p>
          </table:table-cell>
          <table:table-cell table:style-name="ce38" table:formula="of:=SUM([.O13];[.O79];[.O82])" office:value-type="float" office:value="5700" calcext:value-type="float">
            <text:p>5,700</text:p>
          </table:table-cell>
          <table:table-cell table:style-name="ce38" table:formula="of:=SUM([.P13];[.P79];[.P82])" office:value-type="float" office:value="5471" calcext:value-type="float">
            <text:p>5,471</text:p>
          </table:table-cell>
          <table:table-cell table:style-name="ce38" table:formula="of:=SUM([.Q13];[.Q79];[.Q82])" office:value-type="float" office:value="3273" calcext:value-type="float">
            <text:p>3,273</text:p>
          </table:table-cell>
          <table:table-cell table:style-name="ce38" table:formula="of:=SUM([.R13];[.R79];[.R82])" office:value-type="float" office:value="8744" calcext:value-type="float">
            <text:p>8,744</text:p>
          </table:table-cell>
          <table:table-cell table:style-name="ce38" table:formula="of:=SUM([.S13];[.S79];[.S82])" office:value-type="float" office:value="476" calcext:value-type="float">
            <text:p>476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26702" calcext:value-type="float">
            <text:p>26,702</text:p>
          </table:table-cell>
          <table:table-cell table:style-name="ce38" table:formula="of:=SUM([.V13];[.V79];[.V82])" office:value-type="float" office:value="38548" calcext:value-type="float">
            <text:p>38,548</text:p>
          </table:table-cell>
          <table:table-cell table:style-name="ce38" table:formula="of:=SUM([.W13];[.W79];[.W82])" office:value-type="float" office:value="4" calcext:value-type="float">
            <text:p>4</text:p>
          </table:table-cell>
          <table:table-cell table:style-name="ce55" table:formula="of:=SUM([.X13];[.X79];[.X82])" office:value-type="float" office:value="45" calcext:value-type="float">
            <text:p>45</text:p>
          </table:table-cell>
          <table:table-cell table:style-name="ce68" table:formula="of:=[.C10]-[.N10]" office:value-type="float" office:value="2191" calcext:value-type="float">
            <text:p>2,191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0960" calcext:value-type="float">
            <text:p>40,960</text:p>
          </table:table-cell>
          <table:table-cell table:style-name="ce39" table:formula="of:=SUM([.D14];[.D80];[.D83])" office:value-type="float" office:value="2932" calcext:value-type="float">
            <text:p>2,932</text:p>
          </table:table-cell>
          <table:table-cell table:style-name="ce39" table:formula="of:=SUM([.E14];[.E80];[.E83])" office:value-type="float" office:value="2810" calcext:value-type="float">
            <text:p>2,810</text:p>
          </table:table-cell>
          <table:table-cell table:style-name="ce39" table:formula="of:=SUM([.F14];[.F80];[.F83])" office:value-type="float" office:value="1406" calcext:value-type="float">
            <text:p>1,406</text:p>
          </table:table-cell>
          <table:table-cell table:style-name="ce39" table:formula="of:=SUM([.G14];[.G80];[.G83])" office:value-type="float" office:value="3849" calcext:value-type="float">
            <text:p>3,849</text:p>
          </table:table-cell>
          <table:table-cell table:style-name="ce39" table:formula="of:=SUM([.H14];[.H80];[.H83])" office:value-type="float" office:value="132" calcext:value-type="float">
            <text:p>132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12018" calcext:value-type="float">
            <text:p>12,018</text:p>
          </table:table-cell>
          <table:table-cell table:style-name="ce39" table:formula="of:=SUM([.K14];[.K80];[.K83])" office:value-type="float" office:value="17473" calcext:value-type="float">
            <text:p>17,473</text:p>
          </table:table-cell>
          <table:table-cell table:style-name="ce39" table:formula="of:=SUM([.L14];[.L80];[.L83])" office:value-type="float" office:value="338" calcext:value-type="float">
            <text:p>338</text:p>
          </table:table-cell>
          <table:table-cell table:style-name="ce39" table:formula="of:=SUM([.M14];[.M80];[.M83])" office:value-type="float" office:value="2" calcext:value-type="float">
            <text:p>2</text:p>
          </table:table-cell>
          <table:table-cell table:style-name="ce39" table:formula="of:=SUM([.N14];[.N80];[.N83])" office:value-type="float" office:value="40681" calcext:value-type="float">
            <text:p>40,681</text:p>
          </table:table-cell>
          <table:table-cell table:style-name="ce39" table:formula="of:=SUM([.O14];[.O80];[.O83])" office:value-type="float" office:value="2817" calcext:value-type="float">
            <text:p>2,817</text:p>
          </table:table-cell>
          <table:table-cell table:style-name="ce39" table:formula="of:=SUM([.P14];[.P80];[.P83])" office:value-type="float" office:value="2509" calcext:value-type="float">
            <text:p>2,509</text:p>
          </table:table-cell>
          <table:table-cell table:style-name="ce39" table:formula="of:=SUM([.Q14];[.Q80];[.Q83])" office:value-type="float" office:value="1476" calcext:value-type="float">
            <text:p>1,476</text:p>
          </table:table-cell>
          <table:table-cell table:style-name="ce39" table:formula="of:=SUM([.R14];[.R80];[.R83])" office:value-type="float" office:value="4077" calcext:value-type="float">
            <text:p>4,077</text:p>
          </table:table-cell>
          <table:table-cell table:style-name="ce39" table:formula="of:=SUM([.S14];[.S80];[.S83])" office:value-type="float" office:value="284" calcext:value-type="float">
            <text:p>284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2018" calcext:value-type="float">
            <text:p>12,018</text:p>
          </table:table-cell>
          <table:table-cell table:style-name="ce39" table:formula="of:=SUM([.V14];[.V80];[.V83])" office:value-type="float" office:value="17475" calcext:value-type="float">
            <text:p>17,475</text:p>
          </table:table-cell>
          <table:table-cell table:style-name="ce39" table:formula="of:=SUM([.W14];[.W80];[.W83])" office:value-type="float" office:value="3" calcext:value-type="float">
            <text:p>3</text:p>
          </table:table-cell>
          <table:table-cell table:style-name="ce56" table:formula="of:=SUM([.X14];[.X80];[.X83])" office:value-type="float" office:value="22" calcext:value-type="float">
            <text:p>22</text:p>
          </table:table-cell>
          <table:table-cell table:style-name="ce69" table:formula="of:=[.C11]-[.N11]" office:value-type="float" office:value="279" calcext:value-type="float">
            <text:p>279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0194" calcext:value-type="float">
            <text:p>50,194</text:p>
          </table:table-cell>
          <table:table-cell table:style-name="ce40" table:formula="of:=SUM([.D15];[.D81];[.D84])" office:value-type="float" office:value="3601" calcext:value-type="float">
            <text:p>3,601</text:p>
          </table:table-cell>
          <table:table-cell table:style-name="ce40" table:formula="of:=SUM([.E15];[.E81];[.E84])" office:value-type="float" office:value="3142" calcext:value-type="float">
            <text:p>3,142</text:p>
          </table:table-cell>
          <table:table-cell table:style-name="ce40" table:formula="of:=SUM([.F15];[.F81];[.F84])" office:value-type="float" office:value="1700" calcext:value-type="float">
            <text:p>1,700</text:p>
          </table:table-cell>
          <table:table-cell table:style-name="ce40" table:formula="of:=SUM([.G15];[.G81];[.G84])" office:value-type="float" office:value="4584" calcext:value-type="float">
            <text:p>4,584</text:p>
          </table:table-cell>
          <table:table-cell table:style-name="ce40" table:formula="of:=SUM([.H15];[.H81];[.H84])" office:value-type="float" office:value="95" calcext:value-type="float">
            <text:p>95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4686" calcext:value-type="float">
            <text:p>14,686</text:p>
          </table:table-cell>
          <table:table-cell table:style-name="ce40" table:formula="of:=SUM([.K15];[.K81];[.K84])" office:value-type="float" office:value="21072" calcext:value-type="float">
            <text:p>21,072</text:p>
          </table:table-cell>
          <table:table-cell table:style-name="ce40" table:formula="of:=SUM([.L15];[.L81];[.L84])" office:value-type="float" office:value="1308" calcext:value-type="float">
            <text:p>1,308</text:p>
          </table:table-cell>
          <table:table-cell table:style-name="ce40" table:formula="of:=SUM([.M15];[.M81];[.M84])" office:value-type="float" office:value="6" calcext:value-type="float">
            <text:p>6</text:p>
          </table:table-cell>
          <table:table-cell table:style-name="ce40" table:formula="of:=SUM([.N15];[.N81];[.N84])" office:value-type="float" office:value="48282" calcext:value-type="float">
            <text:p>48,282</text:p>
          </table:table-cell>
          <table:table-cell table:style-name="ce40" table:formula="of:=SUM([.O15];[.O81];[.O84])" office:value-type="float" office:value="2883" calcext:value-type="float">
            <text:p>2,883</text:p>
          </table:table-cell>
          <table:table-cell table:style-name="ce40" table:formula="of:=SUM([.P15];[.P81];[.P84])" office:value-type="float" office:value="2962" calcext:value-type="float">
            <text:p>2,962</text:p>
          </table:table-cell>
          <table:table-cell table:style-name="ce40" table:formula="of:=SUM([.Q15];[.Q81];[.Q84])" office:value-type="float" office:value="1797" calcext:value-type="float">
            <text:p>1,797</text:p>
          </table:table-cell>
          <table:table-cell table:style-name="ce40" table:formula="of:=SUM([.R15];[.R81];[.R84])" office:value-type="float" office:value="4667" calcext:value-type="float">
            <text:p>4,667</text:p>
          </table:table-cell>
          <table:table-cell table:style-name="ce40" table:formula="of:=SUM([.S15];[.S81];[.S84])" office:value-type="float" office:value="192" calcext:value-type="float">
            <text:p>192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4684" calcext:value-type="float">
            <text:p>14,684</text:p>
          </table:table-cell>
          <table:table-cell table:style-name="ce40" table:formula="of:=SUM([.V15];[.V81];[.V84])" office:value-type="float" office:value="21073" calcext:value-type="float">
            <text:p>21,073</text:p>
          </table:table-cell>
          <table:table-cell table:style-name="ce40" table:formula="of:=SUM([.W15];[.W81];[.W84])" office:value-type="float" office:value="1" calcext:value-type="float">
            <text:p>1</text:p>
          </table:table-cell>
          <table:table-cell table:style-name="ce57" table:formula="of:=SUM([.X15];[.X81];[.X84])" office:value-type="float" office:value="23" calcext:value-type="float">
            <text:p>23</text:p>
          </table:table-cell>
          <table:table-cell table:style-name="ce70" table:formula="of:=[.C12]-[.N12]" office:value-type="float" office:value="1912" calcext:value-type="float">
            <text:p>1,912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70666" calcext:value-type="float">
            <text:p>70,666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3522" calcext:value-type="float">
            <text:p>3,522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5790" calcext:value-type="float">
            <text:p>5,790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2955" calcext:value-type="float">
            <text:p>2,955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190" calcext:value-type="float">
            <text:p>190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0" calcext:value-type="float">
            <text:p>-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26704" calcext:value-type="float">
            <text:p>26,704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0189" calcext:value-type="float">
            <text:p>30,189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310" calcext:value-type="float">
            <text:p>1,310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6" calcext:value-type="float">
            <text:p>6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69066" calcext:value-type="float">
            <text:p>69,066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3311" calcext:value-type="float">
            <text:p>3,311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5319" calcext:value-type="float">
            <text:p>5,319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111" calcext:value-type="float">
            <text:p>3,111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401" calcext:value-type="float">
            <text:p>401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26702" calcext:value-type="float">
            <text:p>26,702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0190" calcext:value-type="float">
            <text:p>30,190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0" calcext:value-type="float">
            <text:p>-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32" calcext:value-type="float">
            <text:p>32</text:p>
          </table:table-cell>
          <table:table-cell table:style-name="ce68" table:formula="of:=[.C13]-[.N13]" office:value-type="float" office:value="1600" calcext:value-type="float">
            <text:p>1,600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1680" calcext:value-type="float">
            <text:p>31,680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1633" calcext:value-type="float">
            <text:p>1,633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2741" calcext:value-type="float">
            <text:p>2,741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336" calcext:value-type="float">
            <text:p>1,336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10" calcext:value-type="float">
            <text:p>110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2018" calcext:value-type="float">
            <text:p>12,018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3607" calcext:value-type="float">
            <text:p>13,607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33" calcext:value-type="float">
            <text:p>233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2" calcext:value-type="float">
            <text:p>2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1422" calcext:value-type="float">
            <text:p>31,422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691" calcext:value-type="float">
            <text:p>1,691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439" calcext:value-type="float">
            <text:p>2,439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407" calcext:value-type="float">
            <text:p>1,407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244" calcext:value-type="float">
            <text:p>244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2018" calcext:value-type="float">
            <text:p>12,018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3608" calcext:value-type="float">
            <text:p>13,608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0" calcext:value-type="float">
            <text:p>-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15" calcext:value-type="float">
            <text:p>15</text:p>
          </table:table-cell>
          <table:table-cell table:style-name="ce69" table:formula="of:=[.C14]-[.N14]" office:value-type="float" office:value="258" calcext:value-type="float">
            <text:p>258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38986" calcext:value-type="float">
            <text:p>38,986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889" calcext:value-type="float">
            <text:p>1,889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3049" calcext:value-type="float">
            <text:p>3,049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619" calcext:value-type="float">
            <text:p>1,619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80" calcext:value-type="float">
            <text:p>80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4686" calcext:value-type="float">
            <text:p>14,686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6582" calcext:value-type="float">
            <text:p>16,582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077" calcext:value-type="float">
            <text:p>1,077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4" calcext:value-type="float">
            <text:p>4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37644" calcext:value-type="float">
            <text:p>37,644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620" calcext:value-type="float">
            <text:p>1,620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2880" calcext:value-type="float">
            <text:p>2,880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704" calcext:value-type="float">
            <text:p>1,704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57" calcext:value-type="float">
            <text:p>157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4684" calcext:value-type="float">
            <text:p>14,684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6582" calcext:value-type="float">
            <text:p>16,582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0" calcext:value-type="float">
            <text:p>-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7" calcext:value-type="float">
            <text:p>17</text:p>
          </table:table-cell>
          <table:table-cell table:style-name="ce70" table:formula="of:=[.C15]-[.N15]" office:value-type="float" office:value="1342" calcext:value-type="float">
            <text:p>1,34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666" calcext:value-type="float">
            <text:p>15,666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3697" calcext:value-type="float">
            <text:p>3,69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21" calcext:value-type="float">
            <text:p>4,021</text:p>
          </table:table-cell>
          <table:table-cell table:style-name="ce41" office:value-type="float" office:value="6051" calcext:value-type="float">
            <text:p>6,051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4498" calcext:value-type="float">
            <text:p>14,498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6" calcext:value-type="float">
            <text:p>3,696</text:p>
          </table:table-cell>
          <table:table-cell table:style-name="ce41" office:value-type="float" office:value="6052" calcext:value-type="float">
            <text:p>6,05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1" calcext:value-type="float">
            <text:p>11</text:p>
          </table:table-cell>
          <table:table-cell table:style-name="ce71" table:formula="of:=[.C16]-[.N16]" office:value-type="float" office:value="1168" calcext:value-type="float">
            <text:p>1,16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23" calcext:value-type="float">
            <text:p>7,123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9" calcext:value-type="float">
            <text:p>1,869</text:p>
          </table:table-cell>
          <table:table-cell table:style-name="ce42" office:value-type="float" office:value="2753" calcext:value-type="float">
            <text:p>2,75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770" calcext:value-type="float">
            <text:p>6,770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1533" calcext:value-type="float">
            <text:p>1,533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5" calcext:value-type="float">
            <text:p>1,755</text:p>
          </table:table-cell>
          <table:table-cell table:style-name="ce42" office:value-type="float" office:value="2754" calcext:value-type="float">
            <text:p>2,75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17]-[.N17]" office:value-type="float" office:value="353" calcext:value-type="float">
            <text:p>35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543" calcext:value-type="float">
            <text:p>8,543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1967" calcext:value-type="float">
            <text:p>1,967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2" calcext:value-type="float">
            <text:p>2,152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728" calcext:value-type="float">
            <text:p>7,728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1830" calcext:value-type="float">
            <text:p>1,830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1" calcext:value-type="float">
            <text:p>1,941</text:p>
          </table:table-cell>
          <table:table-cell table:style-name="ce43" office:value-type="float" office:value="3298" calcext:value-type="float">
            <text:p>3,29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7" calcext:value-type="float">
            <text:p>7</text:p>
          </table:table-cell>
          <table:table-cell table:style-name="ce73" table:formula="of:=[.C18]-[.N18]" office:value-type="float" office:value="815" calcext:value-type="float">
            <text:p>81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19]-[.N19]" office:value-type="float" office:value="82" calcext:value-type="float">
            <text:p>8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8" calcext:value-type="float">
            <text:p>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21]-[.N21]" office:value-type="float" office:value="74" calcext:value-type="float">
            <text:p>7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70" calcext:value-type="float">
            <text:p>7,870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9" calcext:value-type="float">
            <text:p>2,859</text:p>
          </table:table-cell>
          <table:table-cell table:style-name="ce41" office:value-type="float" office:value="3765" calcext:value-type="float">
            <text:p>3,765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76" calcext:value-type="float">
            <text:p>7,076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3765" calcext:value-type="float">
            <text:p>3,76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22]-[.N22]" office:value-type="float" office:value="794" calcext:value-type="float">
            <text:p>79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69" calcext:value-type="float">
            <text:p>3,669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5" calcext:value-type="float">
            <text:p>1,355</text:p>
          </table:table-cell>
          <table:table-cell table:style-name="ce42" office:value-type="float" office:value="1761" calcext:value-type="float">
            <text:p>1,76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1" calcext:value-type="float">
            <text:p>3,301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1761" calcext:value-type="float">
            <text:p>1,76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[.C23]-[.N23]" office:value-type="float" office:value="368" calcext:value-type="float">
            <text:p>36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01" calcext:value-type="float">
            <text:p>4,201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2004" calcext:value-type="float">
            <text:p>2,004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75" calcext:value-type="float">
            <text:p>3,775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4" calcext:value-type="float">
            <text:p>1,214</text:p>
          </table:table-cell>
          <table:table-cell table:style-name="ce43" office:value-type="float" office:value="2004" calcext:value-type="float">
            <text:p>2,00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4]-[.N24]" office:value-type="float" office:value="426" calcext:value-type="float">
            <text:p>42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5]-[.N25]" office:value-type="float" office:value="251" calcext:value-type="float">
            <text:p>251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106" calcext:value-type="float">
            <text:p>10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87" calcext:value-type="float">
            <text:p>98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145" calcext:value-type="float">
            <text:p>145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28]-[.N28]" office:value-type="float" office:value="-11" calcext:value-type="float">
            <text:p><text:s text:c="7"/>－11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9]-[.N29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0]-[.N30]" office:value-type="float" office:value="-12" calcext:value-type="float">
            <text:p><text:s text:c="7"/>－1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01" calcext:value-type="float">
            <text:p>5,201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49" calcext:value-type="float">
            <text:p>5,249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9" calcext:value-type="float">
            <text:p>2,669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31]-[.N31]" office:value-type="float" office:value="-48" calcext:value-type="float">
            <text:p><text:s text:c="7"/>－4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4" calcext:value-type="float">
            <text:p>1,184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4" calcext:value-type="float">
            <text:p>2,32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3" calcext:value-type="float">
            <text:p>1,153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2]-[.N32]" office:value-type="float" office:value="4" calcext:value-type="float">
            <text:p>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73" calcext:value-type="float">
            <text:p>2,87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3" calcext:value-type="float">
            <text:p>1,423</text:p>
          </table:table-cell>
          <table:table-cell table:style-name="ce43" office:value-type="float" office:value="1214" calcext:value-type="float">
            <text:p>1,214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5" calcext:value-type="float">
            <text:p>2,92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6" calcext:value-type="float">
            <text:p>1,516</text:p>
          </table:table-cell>
          <table:table-cell table:style-name="ce43" office:value-type="float" office:value="1214" calcext:value-type="float">
            <text:p>1,2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3]-[.N33]" office:value-type="float" office:value="-52" calcext:value-type="float">
            <text:p><text:s text:c="7"/>－5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2" calcext:value-type="float">
            <text:p>1,542</text:p>
          </table:table-cell>
          <table:table-cell table:style-name="ce41" office:value-type="float" office:value="1946" calcext:value-type="float">
            <text:p>1,94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34]-[.N34]" office:value-type="float" office:value="-394" calcext:value-type="float">
            <text:p><text:s text:c="7"/>－39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81" calcext:value-type="float">
            <text:p>1,48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7" calcext:value-type="float">
            <text:p>1,667</text:p>
          </table:table-cell>
          <table:table-cell table:number-columns-repeated="2" table:style-name="ce42" office:value-type="float" office:value="53" calcext:value-type="float">
            <text:p>5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5]-[.N35]" office:value-type="float" office:value="-186" calcext:value-type="float">
            <text:p><text:s text:c="7"/>－18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08" calcext:value-type="float">
            <text:p>1,90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1066" calcext:value-type="float">
            <text:p>1,06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1066" calcext:value-type="float">
            <text:p>1,06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36]-[.N36]" office:value-type="float" office:value="-208" calcext:value-type="float">
            <text:p><text:s text:c="7"/>－20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67" calcext:value-type="float">
            <text:p><text:s text:c="7"/>－6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35" calcext:value-type="float">
            <text:p><text:s text:c="7"/>－3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51" calcext:value-type="float">
            <text:p>85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32" calcext:value-type="float">
            <text:p><text:s text:c="7"/>－3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55" calcext:value-type="float">
            <text:p>2,25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0]-[.N40]" office:value-type="float" office:value="7" calcext:value-type="float">
            <text:p>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1]-[.N41]" office:value-type="float" office:value="-48" calcext:value-type="float">
            <text:p><text:s text:c="7"/>－4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10" calcext:value-type="float">
            <text:p>1,31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5" calcext:value-type="float">
            <text:p>1,2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55" calcext:value-type="float">
            <text:p>5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3]-[.N43]" office:value-type="float" office:value="-313" calcext:value-type="float">
            <text:p><text:s text:c="7"/>－313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4]-[.N44]" office:value-type="float" office:value="-181" calcext:value-type="float">
            <text:p><text:s text:c="7"/>－18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8" calcext:value-type="float">
            <text:p>89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132" calcext:value-type="float">
            <text:p><text:s text:c="7"/>－132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863" calcext:value-type="float">
            <text:p>3,86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6" calcext:value-type="float">
            <text:p>3,906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-43" calcext:value-type="float">
            <text:p><text:s text:c="7"/>－43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96" calcext:value-type="float">
            <text:p>1,69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9" calcext:value-type="float">
            <text:p>1,66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27" calcext:value-type="float">
            <text:p>27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167" calcext:value-type="float">
            <text:p>2,167</text:p>
          </table:table-cell>
          <table:table-cell table:number-columns-repeated="2" table:style-name="ce43" office:value-type="float" office:value="47" calcext:value-type="float">
            <text:p>4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-70" calcext:value-type="float">
            <text:p><text:s text:c="7"/>－70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65" calcext:value-type="float">
            <text:p>4,465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04" calcext:value-type="float">
            <text:p>4,804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9]-[.N49]" office:value-type="float" office:value="-339" calcext:value-type="float">
            <text:p><text:s text:c="7"/>－33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69" calcext:value-type="float">
            <text:p>1,96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34" calcext:value-type="float">
            <text:p>2,13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-165" calcext:value-type="float">
            <text:p><text:s text:c="7"/>－16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40" calcext:value-type="float">
            <text:p>8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0" calcext:value-type="float">
            <text:p>2,670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11" calcext:value-type="float">
            <text:p>9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1]-[.N51]" office:value-type="float" office:value="-174" calcext:value-type="float">
            <text:p><text:s text:c="7"/>－17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6" calcext:value-type="float">
            <text:p>716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2" calcext:value-type="float">
            <text:p>3,002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2]-[.N52]" office:value-type="float" office:value="-299" calcext:value-type="float">
            <text:p><text:s text:c="7"/>－29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93" calcext:value-type="float">
            <text:p>1,19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3]-[.N53]" office:value-type="float" office:value="-174" calcext:value-type="float">
            <text:p><text:s text:c="7"/>－17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10" calcext:value-type="float">
            <text:p>1,51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5" calcext:value-type="float">
            <text:p>1,63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4]-[.N54]" office:value-type="float" office:value="-125" calcext:value-type="float">
            <text:p><text:s text:c="7"/>－125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5]-[.N55]" office:value-type="float" office:value="-117" calcext:value-type="float">
            <text:p><text:s text:c="7"/>－11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56]-[.N56]" office:value-type="float" office:value="-43" calcext:value-type="float">
            <text:p><text:s text:c="7"/>－4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74" calcext:value-type="float">
            <text:p><text:s text:c="7"/>－7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22" calcext:value-type="float">
            <text:p>1,52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-95" calcext:value-type="float">
            <text:p><text:s text:c="7"/>－9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64" calcext:value-type="float">
            <text:p><text:s text:c="7"/>－6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37" calcext:value-type="float">
            <text:p>83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31" calcext:value-type="float">
            <text:p><text:s text:c="7"/>－3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4" calcext:value-type="float">
            <text:p>18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0" calcext:value-type="float">
            <text:p>－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64]-[.N64]" office:value-type="float" office:value="-153" calcext:value-type="float">
            <text:p><text:s text:c="7"/>－153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94" calcext:value-type="float">
            <text:p><text:s text:c="7"/>－94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6]-[.N66]" office:value-type="float" office:value="-59" calcext:value-type="float">
            <text:p><text:s text:c="7"/>－5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7]-[.N67]" office:value-type="float" office:value="300" calcext:value-type="float">
            <text:p>30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128" calcext:value-type="float">
            <text:p>12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4" calcext:value-type="float">
            <text:p>80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172" calcext:value-type="float">
            <text:p>17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159" calcext:value-type="float">
            <text:p>6,159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693" calcext:value-type="float">
            <text:p>2,69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63" calcext:value-type="float">
            <text:p>5,663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693" calcext:value-type="float">
            <text:p>2,69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0]-[.N70]" office:value-type="float" office:value="496" calcext:value-type="float">
            <text:p>49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18" calcext:value-type="float">
            <text:p>2,718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9" calcext:value-type="float">
            <text:p>1,239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0" calcext:value-type="float">
            <text:p>2,570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3" calcext:value-type="float">
            <text:p>1,053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1]-[.N71]" office:value-type="float" office:value="148" calcext:value-type="float">
            <text:p>14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41" calcext:value-type="float">
            <text:p>3,441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6" calcext:value-type="float">
            <text:p>1,576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93" calcext:value-type="float">
            <text:p>3,093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348" calcext:value-type="float">
            <text:p>34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93" calcext:value-type="float">
            <text:p>9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21" calcext:value-type="float">
            <text:p>2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72" calcext:value-type="float">
            <text:p>7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287" calcext:value-type="float">
            <text:p>28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05" calcext:value-type="float">
            <text:p>1,60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2" calcext:value-type="float">
            <text:p>1,52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83" calcext:value-type="float">
            <text:p>8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99" calcext:value-type="float">
            <text:p>1,999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5" calcext:value-type="float">
            <text:p>1,79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204" calcext:value-type="float">
            <text:p>204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3388" calcext:value-type="float">
            <text:p>13,388</text:p>
          </table:table-cell>
          <table:table-cell table:style-name="ce38" office:value-type="float" office:value="2606" calcext:value-type="float">
            <text:p>2,6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5322" calcext:value-type="float">
            <text:p>5,322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26" calcext:value-type="float">
            <text:p>5,026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040" calcext:value-type="float">
            <text:p>13,040</text:p>
          </table:table-cell>
          <table:table-cell table:style-name="ce38" office:value-type="float" office:value="1998" calcext:value-type="float">
            <text:p>1,99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5791" calcext:value-type="float">
            <text:p>5,791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28" calcext:value-type="float">
            <text:p>5,028</text:p>
          </table:table-cell>
          <table:table-cell table:style-name="ce38" office:value-type="float" office:value="4" calcext:value-type="float">
            <text:p>4</text:p>
          </table:table-cell>
          <table:table-cell table:style-name="ce55" office:value-type="float" office:value="12" calcext:value-type="float">
            <text:p>12</text:p>
          </table:table-cell>
          <table:table-cell table:style-name="ce68" table:formula="of:=[.C79]-[.N79]" office:value-type="float" office:value="348" calcext:value-type="float">
            <text:p>348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039" calcext:value-type="float">
            <text:p>6,039</text:p>
          </table:table-cell>
          <table:table-cell table:style-name="ce39" office:value-type="float" office:value="1117" calcext:value-type="float">
            <text:p>1,1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2442" calcext:value-type="float">
            <text:p>2,442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07" calcext:value-type="float">
            <text:p>2,307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095" calcext:value-type="float">
            <text:p>6,095</text:p>
          </table:table-cell>
          <table:table-cell table:style-name="ce39" office:value-type="float" office:value="946" calcext:value-type="float">
            <text:p>9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2742" calcext:value-type="float">
            <text:p>2,742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08" calcext:value-type="float">
            <text:p>2,308</text:p>
          </table:table-cell>
          <table:table-cell table:style-name="ce39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69" table:formula="of:=[.C80]-[.N80]" office:value-type="float" office:value="-56" calcext:value-type="float">
            <text:p><text:s text:c="7"/>－56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349" calcext:value-type="float">
            <text:p>7,349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19" calcext:value-type="float">
            <text:p>2,719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945" calcext:value-type="float">
            <text:p>6,945</text:p>
          </table:table-cell>
          <table:table-cell table:style-name="ce40" office:value-type="float" office:value="1052" calcext:value-type="float">
            <text:p>1,05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3049" calcext:value-type="float">
            <text:p>3,049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70" table:formula="of:=[.C81]-[.N81]" office:value-type="float" office:value="404" calcext:value-type="float">
            <text:p>404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100" calcext:value-type="float">
            <text:p>7,100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11" calcext:value-type="float">
            <text:p>3,11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30" calcext:value-type="float">
            <text:p>3,330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57" calcext:value-type="float">
            <text:p>6,857</text:p>
          </table:table-cell>
          <table:table-cell table:style-name="ce38" office:value-type="float" office:value="391" calcext:value-type="float">
            <text:p>391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53" calcext:value-type="float">
            <text:p>2,953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30" calcext:value-type="float">
            <text:p>3,330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8" table:formula="of:=[.C82]-[.N82]" office:value-type="float" office:value="243" calcext:value-type="float">
            <text:p>243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241" calcext:value-type="float">
            <text:p>3,241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07" calcext:value-type="float">
            <text:p>1,407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59" calcext:value-type="float">
            <text:p>1,559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64" calcext:value-type="float">
            <text:p>3,164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5" calcext:value-type="float">
            <text:p>1,335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59" calcext:value-type="float">
            <text:p>1,559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3]-[.N83]" office:value-type="float" office:value="77" calcext:value-type="float">
            <text:p>77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3859" calcext:value-type="float">
            <text:p>3,859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18" calcext:value-type="float">
            <text:p>1,618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166" calcext:value-type="float">
            <text:p>166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21" calcext:value-type="float">
            <text:p>62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01" calcext:value-type="float">
            <text:p>40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90" calcext:value-type="float">
            <text:p>1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251" calcext:value-type="float">
            <text:p>251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44" calcext:value-type="float">
            <text:p>24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150" calcext:value-type="float">
            <text:p>150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7" calcext:value-type="float">
            <text:p>15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01" calcext:value-type="float">
            <text:p>10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40" calcext:value-type="float">
            <text:p>3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4" calcext:value-type="float">
            <text:p>1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232" calcext:value-type="float">
            <text:p>23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1" calcext:value-type="float">
            <text:p>2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134" calcext:value-type="float">
            <text:p>13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9" calcext:value-type="float">
            <text:p>1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98" calcext:value-type="float">
            <text:p>9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1" calcext:value-type="float">
            <text:p>6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19" calcext:value-type="float">
            <text:p>1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16" calcext:value-type="float">
            <text:p>1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5"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4月8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MOI</dc:creator>
    <dc:date>2008-04-08T09:35:28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